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48" office:value-type="string" calcext:value-type="string" table:number-columns-spanned="6" table:number-rows-spanned="1">
              <text:p><text:s text:c="5"/>中 華 民 國 97 年 9 月份</text:p>
            </table:table-cell>
            <table:covered-table-cell table:number-columns-repeated="5" table:style-name="ce49"/>
            <table:table-cell table:style-name="ce33" table:number-columns-repeated="8"/>
            <table:table-cell table:style-name="ce61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4"/>
            <table:table-cell table:style-name="ce50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4"/>
            <table:covered-table-cell table:style-name="ce54"/>
            <table:table-cell table:style-name="ce62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6"/>
            <table:covered-table-cell table:style-name="ce47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6"/>
            <table:covered-table-cell table:style-name="ce51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3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3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4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0];[.C88];[.C91];)" office:value-type="float" office:value="107602" calcext:value-type="float">
            <text:p>107,602</text:p>
          </table:table-cell>
          <table:table-cell table:style-name="ce38" table:formula="of:=SUM([.D10];[.D88];[.D91];)" office:value-type="float" office:value="3047" calcext:value-type="float">
            <text:p>3,047</text:p>
          </table:table-cell>
          <table:table-cell table:style-name="ce38" table:formula="of:=SUM([.E10];[.E88];[.E91];)" office:value-type="float" office:value="9279" calcext:value-type="float">
            <text:p>9,279</text:p>
          </table:table-cell>
          <table:table-cell table:style-name="ce38" table:formula="of:=SUM([.F10];[.F88];[.F91];)" office:value-type="float" office:value="4070" calcext:value-type="float">
            <text:p>4,070</text:p>
          </table:table-cell>
          <table:table-cell table:style-name="ce38" table:formula="of:=SUM([.G10];[.G88];[.G91];)" office:value-type="float" office:value="10649" calcext:value-type="float">
            <text:p>10,649</text:p>
          </table:table-cell>
          <table:table-cell table:style-name="ce38" table:formula="of:=SUM([.H10];[.H88];[.H91];)" office:value-type="float" office:value="384" calcext:value-type="float">
            <text:p>384</text:p>
          </table:table-cell>
          <table:table-cell table:style-name="ce38" table:formula="of:=SUM([.I10];[.I88];[.I91];)" office:value-type="float" office:value="1" calcext:value-type="float">
            <text:p>1</text:p>
          </table:table-cell>
          <table:table-cell table:style-name="ce38" table:formula="of:=SUM([.J10];[.J88];[.J91];)" office:value-type="float" office:value="30511" calcext:value-type="float">
            <text:p>30,511</text:p>
          </table:table-cell>
          <table:table-cell table:style-name="ce38" table:formula="of:=SUM([.K10];[.K88];[.K91];)" office:value-type="float" office:value="47778" calcext:value-type="float">
            <text:p>47,778</text:p>
          </table:table-cell>
          <table:table-cell table:style-name="ce38" table:formula="of:=SUM([.L10];[.L88];[.L91];)" office:value-type="float" office:value="1878" calcext:value-type="float">
            <text:p>1,878</text:p>
          </table:table-cell>
          <table:table-cell table:style-name="ce38" table:formula="of:=SUM([.M10];[.M88];[.M91];)" office:value-type="float" office:value="5" calcext:value-type="float">
            <text:p>5</text:p>
          </table:table-cell>
          <table:table-cell table:style-name="ce38" table:formula="of:=SUM([.N10];[.N88];[.N91];)" office:value-type="float" office:value="109735" calcext:value-type="float">
            <text:p>109,735</text:p>
          </table:table-cell>
          <table:table-cell table:style-name="ce38" table:formula="of:=SUM([.O10];[.O88];[.O91];)" office:value-type="float" office:value="6949" calcext:value-type="float">
            <text:p>6,949</text:p>
          </table:table-cell>
          <table:table-cell table:style-name="ce38" table:formula="of:=SUM([.P10];[.P88];[.P91];)" office:value-type="float" office:value="6841" calcext:value-type="float">
            <text:p>6,841</text:p>
          </table:table-cell>
          <table:table-cell table:style-name="ce38" table:formula="of:=SUM([.Q10];[.Q88];[.Q91];)" office:value-type="float" office:value="3991" calcext:value-type="float">
            <text:p>3,991</text:p>
          </table:table-cell>
          <table:table-cell table:style-name="ce38" table:formula="of:=SUM([.R10];[.R88];[.R91];)" office:value-type="float" office:value="13112" calcext:value-type="float">
            <text:p>13,112</text:p>
          </table:table-cell>
          <table:table-cell table:style-name="ce38" table:formula="of:=SUM([.S10];[.S88];[.S91];)" office:value-type="float" office:value="441" calcext:value-type="float">
            <text:p>441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30516" calcext:value-type="float">
            <text:p>30,516</text:p>
          </table:table-cell>
          <table:table-cell table:style-name="ce38" table:formula="of:=SUM([.V10];[.V88];[.V91];)" office:value-type="float" office:value="47781" calcext:value-type="float">
            <text:p>47,781</text:p>
          </table:table-cell>
          <table:table-cell table:style-name="ce38" table:formula="of:=SUM([.W10];[.W88];[.W91];)" office:value-type="float" office:value="46" calcext:value-type="float">
            <text:p>46</text:p>
          </table:table-cell>
          <table:table-cell table:style-name="ce55" table:formula="of:=SUM([.X10];[.X88];[.X91];)" office:value-type="float" office:value="58" calcext:value-type="float">
            <text:p>58</text:p>
          </table:table-cell>
          <table:table-cell table:style-name="ce65" table:formula="of:=[.C7]-[.N7]" office:value-type="float" office:value="-2133" calcext:value-type="float">
            <text:p><text:s text:c="7"/>－2,133</text:p>
          </table:table-cell>
          <table:table-cell table:style-name="ce76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1];[.C89];[.C92];)" office:value-type="float" office:value="48834" calcext:value-type="float">
            <text:p>48,834</text:p>
          </table:table-cell>
          <table:table-cell table:style-name="ce39" table:formula="of:=SUM([.D11];[.D89];[.D92];)" office:value-type="float" office:value="1427" calcext:value-type="float">
            <text:p>1,427</text:p>
          </table:table-cell>
          <table:table-cell table:style-name="ce39" table:formula="of:=SUM([.E11];[.E89];[.E92];)" office:value-type="float" office:value="4366" calcext:value-type="float">
            <text:p>4,366</text:p>
          </table:table-cell>
          <table:table-cell table:style-name="ce39" table:formula="of:=SUM([.F11];[.F89];[.F92];)" office:value-type="float" office:value="1929" calcext:value-type="float">
            <text:p>1,929</text:p>
          </table:table-cell>
          <table:table-cell table:style-name="ce39" table:formula="of:=SUM([.G11];[.G89];[.G92];)" office:value-type="float" office:value="4746" calcext:value-type="float">
            <text:p>4,746</text:p>
          </table:table-cell>
          <table:table-cell table:style-name="ce39" table:formula="of:=SUM([.H11];[.H89];[.H92];)" office:value-type="float" office:value="238" calcext:value-type="float">
            <text:p>238</text:p>
          </table:table-cell>
          <table:table-cell table:style-name="ce39" table:formula="of:=SUM([.I11];[.I89];[.I92];)" office:value-type="float" office:value="1" calcext:value-type="float">
            <text:p>1</text:p>
          </table:table-cell>
          <table:table-cell table:style-name="ce39" table:formula="of:=SUM([.J11];[.J89];[.J92];)" office:value-type="float" office:value="14199" calcext:value-type="float">
            <text:p>14,199</text:p>
          </table:table-cell>
          <table:table-cell table:style-name="ce39" table:formula="of:=SUM([.K11];[.K89];[.K92];)" office:value-type="float" office:value="21588" calcext:value-type="float">
            <text:p>21,588</text:p>
          </table:table-cell>
          <table:table-cell table:style-name="ce39" table:formula="of:=SUM([.L11];[.L89];[.L92];)" office:value-type="float" office:value="337" calcext:value-type="float">
            <text:p>337</text:p>
          </table:table-cell>
          <table:table-cell table:style-name="ce39" table:formula="of:=SUM([.M11];[.M89];[.M92];)" office:value-type="float" office:value="3" calcext:value-type="float">
            <text:p>3</text:p>
          </table:table-cell>
          <table:table-cell table:style-name="ce39" table:formula="of:=SUM([.N11];[.N89];[.N92];)" office:value-type="float" office:value="50411" calcext:value-type="float">
            <text:p>50,411</text:p>
          </table:table-cell>
          <table:table-cell table:style-name="ce39" table:formula="of:=SUM([.O11];[.O89];[.O92];)" office:value-type="float" office:value="3277" calcext:value-type="float">
            <text:p>3,277</text:p>
          </table:table-cell>
          <table:table-cell table:style-name="ce39" table:formula="of:=SUM([.P11];[.P89];[.P92];)" office:value-type="float" office:value="3002" calcext:value-type="float">
            <text:p>3,002</text:p>
          </table:table-cell>
          <table:table-cell table:style-name="ce39" table:formula="of:=SUM([.Q11];[.Q89];[.Q92];)" office:value-type="float" office:value="1847" calcext:value-type="float">
            <text:p>1,847</text:p>
          </table:table-cell>
          <table:table-cell table:style-name="ce39" table:formula="of:=SUM([.R11];[.R89];[.R92];)" office:value-type="float" office:value="6220" calcext:value-type="float">
            <text:p>6,220</text:p>
          </table:table-cell>
          <table:table-cell table:style-name="ce39" table:formula="of:=SUM([.S11];[.S89];[.S92];)" office:value-type="float" office:value="211" calcext:value-type="float">
            <text:p>211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14199" calcext:value-type="float">
            <text:p>14,199</text:p>
          </table:table-cell>
          <table:table-cell table:style-name="ce39" table:formula="of:=SUM([.V11];[.V89];[.V92];)" office:value-type="float" office:value="21589" calcext:value-type="float">
            <text:p>21,589</text:p>
          </table:table-cell>
          <table:table-cell table:style-name="ce39" table:formula="of:=SUM([.W11];[.W89];[.W92];)" office:value-type="float" office:value="22" calcext:value-type="float">
            <text:p>22</text:p>
          </table:table-cell>
          <table:table-cell table:style-name="ce56" table:formula="of:=SUM([.X11];[.X89];[.X92];)" office:value-type="float" office:value="44" calcext:value-type="float">
            <text:p>44</text:p>
          </table:table-cell>
          <table:table-cell table:style-name="ce66" table:formula="of:=[.C8]-[.N8]" office:value-type="float" office:value="-1577" calcext:value-type="float">
            <text:p><text:s text:c="7"/>－1,577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2];[.C90];[.C93];)" office:value-type="float" office:value="58768" calcext:value-type="float">
            <text:p>58,768</text:p>
          </table:table-cell>
          <table:table-cell table:style-name="ce40" table:formula="of:=SUM([.D12];[.D90];[.D93];)" office:value-type="float" office:value="1620" calcext:value-type="float">
            <text:p>1,620</text:p>
          </table:table-cell>
          <table:table-cell table:style-name="ce40" table:formula="of:=SUM([.E12];[.E90];[.E93];)" office:value-type="float" office:value="4913" calcext:value-type="float">
            <text:p>4,913</text:p>
          </table:table-cell>
          <table:table-cell table:style-name="ce40" table:formula="of:=SUM([.F12];[.F90];[.F93];)" office:value-type="float" office:value="2141" calcext:value-type="float">
            <text:p>2,141</text:p>
          </table:table-cell>
          <table:table-cell table:style-name="ce40" table:formula="of:=SUM([.G12];[.G90];[.G93];)" office:value-type="float" office:value="5903" calcext:value-type="float">
            <text:p>5,903</text:p>
          </table:table-cell>
          <table:table-cell table:style-name="ce40" table:formula="of:=SUM([.H12];[.H90];[.H93];)" office:value-type="float" office:value="146" calcext:value-type="float">
            <text:p>146</text:p>
          </table:table-cell>
          <table:table-cell table:style-name="ce40" table:formula="of:=SUM([.I12];[.I90];[.I93];)" office:value-type="float" office:value="0" calcext:value-type="float">
            <text:p>-</text:p>
          </table:table-cell>
          <table:table-cell table:style-name="ce40" table:formula="of:=SUM([.J12];[.J90];[.J93];)" office:value-type="float" office:value="16312" calcext:value-type="float">
            <text:p>16,312</text:p>
          </table:table-cell>
          <table:table-cell table:style-name="ce40" table:formula="of:=SUM([.K12];[.K90];[.K93];)" office:value-type="float" office:value="26190" calcext:value-type="float">
            <text:p>26,190</text:p>
          </table:table-cell>
          <table:table-cell table:style-name="ce40" table:formula="of:=SUM([.L12];[.L90];[.L93];)" office:value-type="float" office:value="1541" calcext:value-type="float">
            <text:p>1,541</text:p>
          </table:table-cell>
          <table:table-cell table:style-name="ce40" table:formula="of:=SUM([.M12];[.M90];[.M93];)" office:value-type="float" office:value="2" calcext:value-type="float">
            <text:p>2</text:p>
          </table:table-cell>
          <table:table-cell table:style-name="ce40" table:formula="of:=SUM([.N12];[.N90];[.N93];)" office:value-type="float" office:value="59324" calcext:value-type="float">
            <text:p>59,324</text:p>
          </table:table-cell>
          <table:table-cell table:style-name="ce40" table:formula="of:=SUM([.O12];[.O90];[.O93];)" office:value-type="float" office:value="3672" calcext:value-type="float">
            <text:p>3,672</text:p>
          </table:table-cell>
          <table:table-cell table:style-name="ce40" table:formula="of:=SUM([.P12];[.P90];[.P93];)" office:value-type="float" office:value="3839" calcext:value-type="float">
            <text:p>3,839</text:p>
          </table:table-cell>
          <table:table-cell table:style-name="ce40" table:formula="of:=SUM([.Q12];[.Q90];[.Q93];)" office:value-type="float" office:value="2144" calcext:value-type="float">
            <text:p>2,144</text:p>
          </table:table-cell>
          <table:table-cell table:style-name="ce40" table:formula="of:=SUM([.R12];[.R90];[.R93];)" office:value-type="float" office:value="6892" calcext:value-type="float">
            <text:p>6,892</text:p>
          </table:table-cell>
          <table:table-cell table:style-name="ce40" table:formula="of:=SUM([.S12];[.S90];[.S93];)" office:value-type="float" office:value="230" calcext:value-type="float">
            <text:p>230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16317" calcext:value-type="float">
            <text:p>16,317</text:p>
          </table:table-cell>
          <table:table-cell table:style-name="ce40" table:formula="of:=SUM([.V12];[.V90];[.V93];)" office:value-type="float" office:value="26192" calcext:value-type="float">
            <text:p>26,192</text:p>
          </table:table-cell>
          <table:table-cell table:style-name="ce40" table:formula="of:=SUM([.W12];[.W90];[.W93];)" office:value-type="float" office:value="24" calcext:value-type="float">
            <text:p>24</text:p>
          </table:table-cell>
          <table:table-cell table:style-name="ce57" table:formula="of:=SUM([.X12];[.X90];[.X93];)" office:value-type="float" office:value="14" calcext:value-type="float">
            <text:p>14</text:p>
          </table:table-cell>
          <table:table-cell table:style-name="ce67" table:formula="of:=[.C9]-[.N9]" office:value-type="float" office:value="-556" calcext:value-type="float">
            <text:p><text:s text:c="7"/>－556</text:p>
          </table:table-cell>
          <table:table-cell table:style-name="ce76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table:formula="of:=SUM([.C13];[.C79];[.C82])" office:value-type="float" office:value="107025" calcext:value-type="float">
            <text:p>107,025</text:p>
          </table:table-cell>
          <table:table-cell table:style-name="ce38" table:formula="of:=SUM([.D13];[.D79];[.D82])" office:value-type="float" office:value="3044" calcext:value-type="float">
            <text:p>3,044</text:p>
          </table:table-cell>
          <table:table-cell table:style-name="ce38" table:formula="of:=SUM([.E13];[.E79];[.E82])" office:value-type="float" office:value="9238" calcext:value-type="float">
            <text:p>9,238</text:p>
          </table:table-cell>
          <table:table-cell table:style-name="ce38" table:formula="of:=SUM([.F13];[.F79];[.F82])" office:value-type="float" office:value="4037" calcext:value-type="float">
            <text:p>4,037</text:p>
          </table:table-cell>
          <table:table-cell table:style-name="ce38" table:formula="of:=SUM([.G13];[.G79];[.G82])" office:value-type="float" office:value="10282" calcext:value-type="float">
            <text:p>10,282</text:p>
          </table:table-cell>
          <table:table-cell table:style-name="ce38" table:formula="of:=SUM([.H13];[.H79];[.H82])" office:value-type="float" office:value="384" calcext:value-type="float">
            <text:p>384</text:p>
          </table:table-cell>
          <table:table-cell table:style-name="ce38" table:formula="of:=SUM([.I13];[.I79];[.I82])" office:value-type="float" office:value="1" calcext:value-type="float">
            <text:p>1</text:p>
          </table:table-cell>
          <table:table-cell table:style-name="ce38" table:formula="of:=SUM([.J13];[.J79];[.J82])" office:value-type="float" office:value="30508" calcext:value-type="float">
            <text:p>30,508</text:p>
          </table:table-cell>
          <table:table-cell table:style-name="ce38" table:formula="of:=SUM([.K13];[.K79];[.K82])" office:value-type="float" office:value="47657" calcext:value-type="float">
            <text:p>47,657</text:p>
          </table:table-cell>
          <table:table-cell table:style-name="ce38" table:formula="of:=SUM([.L13];[.L79];[.L82])" office:value-type="float" office:value="1869" calcext:value-type="float">
            <text:p>1,869</text:p>
          </table:table-cell>
          <table:table-cell table:style-name="ce38" table:formula="of:=SUM([.M13];[.M79];[.M82])" office:value-type="float" office:value="5" calcext:value-type="float">
            <text:p>5</text:p>
          </table:table-cell>
          <table:table-cell table:style-name="ce38" table:formula="of:=SUM([.N13];[.N79];[.N82])" office:value-type="float" office:value="109215" calcext:value-type="float">
            <text:p>109,215</text:p>
          </table:table-cell>
          <table:table-cell table:style-name="ce38" table:formula="of:=SUM([.O13];[.O79];[.O82])" office:value-type="float" office:value="6937" calcext:value-type="float">
            <text:p>6,937</text:p>
          </table:table-cell>
          <table:table-cell table:style-name="ce38" table:formula="of:=SUM([.P13];[.P79];[.P82])" office:value-type="float" office:value="6785" calcext:value-type="float">
            <text:p>6,785</text:p>
          </table:table-cell>
          <table:table-cell table:style-name="ce38" table:formula="of:=SUM([.Q13];[.Q79];[.Q82])" office:value-type="float" office:value="3960" calcext:value-type="float">
            <text:p>3,960</text:p>
          </table:table-cell>
          <table:table-cell table:style-name="ce38" table:formula="of:=SUM([.R13];[.R79];[.R82])" office:value-type="float" office:value="12815" calcext:value-type="float">
            <text:p>12,815</text:p>
          </table:table-cell>
          <table:table-cell table:style-name="ce38" table:formula="of:=SUM([.S13];[.S79];[.S82])" office:value-type="float" office:value="441" calcext:value-type="float">
            <text:p>441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30513" calcext:value-type="float">
            <text:p>30,513</text:p>
          </table:table-cell>
          <table:table-cell table:style-name="ce38" table:formula="of:=SUM([.V13];[.V79];[.V82])" office:value-type="float" office:value="47660" calcext:value-type="float">
            <text:p>47,660</text:p>
          </table:table-cell>
          <table:table-cell table:style-name="ce38" table:formula="of:=SUM([.W13];[.W79];[.W82])" office:value-type="float" office:value="46" calcext:value-type="float">
            <text:p>46</text:p>
          </table:table-cell>
          <table:table-cell table:style-name="ce55" table:formula="of:=SUM([.X13];[.X79];[.X82])" office:value-type="float" office:value="58" calcext:value-type="float">
            <text:p>58</text:p>
          </table:table-cell>
          <table:table-cell table:style-name="ce68" table:formula="of:=[.C10]-[.N10]" office:value-type="float" office:value="-2190" calcext:value-type="float">
            <text:p><text:s text:c="7"/>－2,190</text:p>
          </table:table-cell>
          <table:table-cell table:style-name="ce76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4];[.C80];[.C83])" office:value-type="float" office:value="48554" calcext:value-type="float">
            <text:p>48,554</text:p>
          </table:table-cell>
          <table:table-cell table:style-name="ce39" table:formula="of:=SUM([.D14];[.D80];[.D83])" office:value-type="float" office:value="1425" calcext:value-type="float">
            <text:p>1,425</text:p>
          </table:table-cell>
          <table:table-cell table:style-name="ce39" table:formula="of:=SUM([.E14];[.E80];[.E83])" office:value-type="float" office:value="4339" calcext:value-type="float">
            <text:p>4,339</text:p>
          </table:table-cell>
          <table:table-cell table:style-name="ce39" table:formula="of:=SUM([.F14];[.F80];[.F83])" office:value-type="float" office:value="1912" calcext:value-type="float">
            <text:p>1,912</text:p>
          </table:table-cell>
          <table:table-cell table:style-name="ce39" table:formula="of:=SUM([.G14];[.G80];[.G83])" office:value-type="float" office:value="4579" calcext:value-type="float">
            <text:p>4,579</text:p>
          </table:table-cell>
          <table:table-cell table:style-name="ce39" table:formula="of:=SUM([.H14];[.H80];[.H83])" office:value-type="float" office:value="238" calcext:value-type="float">
            <text:p>238</text:p>
          </table:table-cell>
          <table:table-cell table:style-name="ce39" table:formula="of:=SUM([.I14];[.I80];[.I83])" office:value-type="float" office:value="1" calcext:value-type="float">
            <text:p>1</text:p>
          </table:table-cell>
          <table:table-cell table:style-name="ce39" table:formula="of:=SUM([.J14];[.J80];[.J83])" office:value-type="float" office:value="14197" calcext:value-type="float">
            <text:p>14,197</text:p>
          </table:table-cell>
          <table:table-cell table:style-name="ce39" table:formula="of:=SUM([.K14];[.K80];[.K83])" office:value-type="float" office:value="21526" calcext:value-type="float">
            <text:p>21,526</text:p>
          </table:table-cell>
          <table:table-cell table:style-name="ce39" table:formula="of:=SUM([.L14];[.L80];[.L83])" office:value-type="float" office:value="334" calcext:value-type="float">
            <text:p>334</text:p>
          </table:table-cell>
          <table:table-cell table:style-name="ce39" table:formula="of:=SUM([.M14];[.M80];[.M83])" office:value-type="float" office:value="3" calcext:value-type="float">
            <text:p>3</text:p>
          </table:table-cell>
          <table:table-cell table:style-name="ce39" table:formula="of:=SUM([.N14];[.N80];[.N83])" office:value-type="float" office:value="50104" calcext:value-type="float">
            <text:p>50,104</text:p>
          </table:table-cell>
          <table:table-cell table:style-name="ce39" table:formula="of:=SUM([.O14];[.O80];[.O83])" office:value-type="float" office:value="3272" calcext:value-type="float">
            <text:p>3,272</text:p>
          </table:table-cell>
          <table:table-cell table:style-name="ce39" table:formula="of:=SUM([.P14];[.P80];[.P83])" office:value-type="float" office:value="2961" calcext:value-type="float">
            <text:p>2,961</text:p>
          </table:table-cell>
          <table:table-cell table:style-name="ce39" table:formula="of:=SUM([.Q14];[.Q80];[.Q83])" office:value-type="float" office:value="1832" calcext:value-type="float">
            <text:p>1,832</text:p>
          </table:table-cell>
          <table:table-cell table:style-name="ce39" table:formula="of:=SUM([.R14];[.R80];[.R83])" office:value-type="float" office:value="6038" calcext:value-type="float">
            <text:p>6,038</text:p>
          </table:table-cell>
          <table:table-cell table:style-name="ce39" table:formula="of:=SUM([.S14];[.S80];[.S83])" office:value-type="float" office:value="211" calcext:value-type="float">
            <text:p>211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14197" calcext:value-type="float">
            <text:p>14,197</text:p>
          </table:table-cell>
          <table:table-cell table:style-name="ce39" table:formula="of:=SUM([.V14];[.V80];[.V83])" office:value-type="float" office:value="21527" calcext:value-type="float">
            <text:p>21,527</text:p>
          </table:table-cell>
          <table:table-cell table:style-name="ce39" table:formula="of:=SUM([.W14];[.W80];[.W83])" office:value-type="float" office:value="22" calcext:value-type="float">
            <text:p>22</text:p>
          </table:table-cell>
          <table:table-cell table:style-name="ce56" table:formula="of:=SUM([.X14];[.X80];[.X83])" office:value-type="float" office:value="44" calcext:value-type="float">
            <text:p>44</text:p>
          </table:table-cell>
          <table:table-cell table:style-name="ce69" table:formula="of:=[.C11]-[.N11]" office:value-type="float" office:value="-1550" calcext:value-type="float">
            <text:p><text:s text:c="7"/>－1,550</text:p>
          </table:table-cell>
          <table:table-cell table:style-name="ce76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table:formula="of:=SUM([.C15];[.C81];[.C84])" office:value-type="float" office:value="58471" calcext:value-type="float">
            <text:p>58,471</text:p>
          </table:table-cell>
          <table:table-cell table:style-name="ce40" table:formula="of:=SUM([.D15];[.D81];[.D84])" office:value-type="float" office:value="1619" calcext:value-type="float">
            <text:p>1,619</text:p>
          </table:table-cell>
          <table:table-cell table:style-name="ce40" table:formula="of:=SUM([.E15];[.E81];[.E84])" office:value-type="float" office:value="4899" calcext:value-type="float">
            <text:p>4,899</text:p>
          </table:table-cell>
          <table:table-cell table:style-name="ce40" table:formula="of:=SUM([.F15];[.F81];[.F84])" office:value-type="float" office:value="2125" calcext:value-type="float">
            <text:p>2,125</text:p>
          </table:table-cell>
          <table:table-cell table:style-name="ce40" table:formula="of:=SUM([.G15];[.G81];[.G84])" office:value-type="float" office:value="5703" calcext:value-type="float">
            <text:p>5,703</text:p>
          </table:table-cell>
          <table:table-cell table:style-name="ce40" table:formula="of:=SUM([.H15];[.H81];[.H84])" office:value-type="float" office:value="146" calcext:value-type="float">
            <text:p>146</text:p>
          </table:table-cell>
          <table:table-cell table:style-name="ce40" table:formula="of:=SUM([.I15];[.I81];[.I84])" office:value-type="float" office:value="0" calcext:value-type="float">
            <text:p>-</text:p>
          </table:table-cell>
          <table:table-cell table:style-name="ce40" table:formula="of:=SUM([.J15];[.J81];[.J84])" office:value-type="float" office:value="16311" calcext:value-type="float">
            <text:p>16,311</text:p>
          </table:table-cell>
          <table:table-cell table:style-name="ce40" table:formula="of:=SUM([.K15];[.K81];[.K84])" office:value-type="float" office:value="26131" calcext:value-type="float">
            <text:p>26,131</text:p>
          </table:table-cell>
          <table:table-cell table:style-name="ce40" table:formula="of:=SUM([.L15];[.L81];[.L84])" office:value-type="float" office:value="1535" calcext:value-type="float">
            <text:p>1,535</text:p>
          </table:table-cell>
          <table:table-cell table:style-name="ce40" table:formula="of:=SUM([.M15];[.M81];[.M84])" office:value-type="float" office:value="2" calcext:value-type="float">
            <text:p>2</text:p>
          </table:table-cell>
          <table:table-cell table:style-name="ce40" table:formula="of:=SUM([.N15];[.N81];[.N84])" office:value-type="float" office:value="59111" calcext:value-type="float">
            <text:p>59,111</text:p>
          </table:table-cell>
          <table:table-cell table:style-name="ce40" table:formula="of:=SUM([.O15];[.O81];[.O84])" office:value-type="float" office:value="3665" calcext:value-type="float">
            <text:p>3,665</text:p>
          </table:table-cell>
          <table:table-cell table:style-name="ce40" table:formula="of:=SUM([.P15];[.P81];[.P84])" office:value-type="float" office:value="3824" calcext:value-type="float">
            <text:p>3,824</text:p>
          </table:table-cell>
          <table:table-cell table:style-name="ce40" table:formula="of:=SUM([.Q15];[.Q81];[.Q84])" office:value-type="float" office:value="2128" calcext:value-type="float">
            <text:p>2,128</text:p>
          </table:table-cell>
          <table:table-cell table:style-name="ce40" table:formula="of:=SUM([.R15];[.R81];[.R84])" office:value-type="float" office:value="6777" calcext:value-type="float">
            <text:p>6,777</text:p>
          </table:table-cell>
          <table:table-cell table:style-name="ce40" table:formula="of:=SUM([.S15];[.S81];[.S84])" office:value-type="float" office:value="230" calcext:value-type="float">
            <text:p>230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16316" calcext:value-type="float">
            <text:p>16,316</text:p>
          </table:table-cell>
          <table:table-cell table:style-name="ce40" table:formula="of:=SUM([.V15];[.V81];[.V84])" office:value-type="float" office:value="26133" calcext:value-type="float">
            <text:p>26,133</text:p>
          </table:table-cell>
          <table:table-cell table:style-name="ce40" table:formula="of:=SUM([.W15];[.W81];[.W84])" office:value-type="float" office:value="24" calcext:value-type="float">
            <text:p>24</text:p>
          </table:table-cell>
          <table:table-cell table:style-name="ce57" table:formula="of:=SUM([.X15];[.X81];[.X84])" office:value-type="float" office:value="14" calcext:value-type="float">
            <text:p>14</text:p>
          </table:table-cell>
          <table:table-cell table:style-name="ce70" table:formula="of:=[.C12]-[.N12]" office:value-type="float" office:value="-640" calcext:value-type="float">
            <text:p><text:s text:c="7"/>－640</text:p>
          </table:table-cell>
          <table:table-cell table:style-name="ce76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82227" calcext:value-type="float">
            <text:p>82,227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1735" calcext:value-type="float">
            <text:p>1,735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9009" calcext:value-type="float">
            <text:p>9,009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3803" calcext:value-type="float">
            <text:p>3,803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297" calcext:value-type="float">
            <text:p>297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1" calcext:value-type="float">
            <text:p>1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30508" calcext:value-type="float">
            <text:p>30,508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35345" calcext:value-type="float">
            <text:p>35,345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1526" calcext:value-type="float">
            <text:p>1,526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3" calcext:value-type="float">
            <text:p>3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80565" calcext:value-type="float">
            <text:p>80,565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3978" calcext:value-type="float">
            <text:p>3,978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6551" calcext:value-type="float">
            <text:p>6,551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3731" calcext:value-type="float">
            <text:p>3,731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367" calcext:value-type="float">
            <text:p>367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30513" calcext:value-type="float">
            <text:p>30,513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35348" calcext:value-type="float">
            <text:p>35,348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30" calcext:value-type="float">
            <text:p>30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47" calcext:value-type="float">
            <text:p>47</text:p>
          </table:table-cell>
          <table:table-cell table:style-name="ce68" table:formula="of:=[.C13]-[.N13]" office:value-type="float" office:value="1662" calcext:value-type="float">
            <text:p>1,662</text:p>
          </table:table-cell>
          <table:table-cell table:style-name="ce76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37485" calcext:value-type="float">
            <text:p>37,485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842" calcext:value-type="float">
            <text:p>842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4224" calcext:value-type="float">
            <text:p>4,224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1813" calcext:value-type="float">
            <text:p>1,813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182" calcext:value-type="float">
            <text:p>182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1" calcext:value-type="float">
            <text:p>1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14197" calcext:value-type="float">
            <text:p>14,197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15979" calcext:value-type="float">
            <text:p>15,979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245" calcext:value-type="float">
            <text:p>245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2" calcext:value-type="float">
            <text:p>2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36879" calcext:value-type="float">
            <text:p>36,879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1905" calcext:value-type="float">
            <text:p>1,905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2862" calcext:value-type="float">
            <text:p>2,862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1717" calcext:value-type="float">
            <text:p>1,717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167" calcext:value-type="float">
            <text:p>167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14197" calcext:value-type="float">
            <text:p>14,197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15980" calcext:value-type="float">
            <text:p>15,980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16" calcext:value-type="float">
            <text:p>16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35" calcext:value-type="float">
            <text:p>35</text:p>
          </table:table-cell>
          <table:table-cell table:style-name="ce69" table:formula="of:=[.C14]-[.N14]" office:value-type="float" office:value="606" calcext:value-type="float">
            <text:p>606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44742" calcext:value-type="float">
            <text:p>44,742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893" calcext:value-type="float">
            <text:p>893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4785" calcext:value-type="float">
            <text:p>4,785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1990" calcext:value-type="float">
            <text:p>1,990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115" calcext:value-type="float">
            <text:p>115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0" calcext:value-type="float">
            <text:p>-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16311" calcext:value-type="float">
            <text:p>16,311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19366" calcext:value-type="float">
            <text:p>19,366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1281" calcext:value-type="float">
            <text:p>1,281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1" calcext:value-type="float">
            <text:p>1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43686" calcext:value-type="float">
            <text:p>43,686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2073" calcext:value-type="float">
            <text:p>2,073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3689" calcext:value-type="float">
            <text:p>3,689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2014" calcext:value-type="float">
            <text:p>2,014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200" calcext:value-type="float">
            <text:p>200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16316" calcext:value-type="float">
            <text:p>16,316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19368" calcext:value-type="float">
            <text:p>19,368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14" calcext:value-type="float">
            <text:p>14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12" calcext:value-type="float">
            <text:p>12</text:p>
          </table:table-cell>
          <table:table-cell table:style-name="ce70" table:formula="of:=[.C15]-[.N15]" office:value-type="float" office:value="1056" calcext:value-type="float">
            <text:p>1,05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648" calcext:value-type="float">
            <text:p>20,648</text:p>
          </table:table-cell>
          <table:table-cell table:style-name="ce41" office:value-type="float" office:value="630" calcext:value-type="float">
            <text:p>630</text:p>
          </table:table-cell>
          <table:table-cell table:style-name="ce41" office:value-type="float" office:value="6243" calcext:value-type="float">
            <text:p>6,243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20" calcext:value-type="float">
            <text:p>4,820</text:p>
          </table:table-cell>
          <table:table-cell table:style-name="ce41" office:value-type="float" office:value="8242" calcext:value-type="float">
            <text:p>8,242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302" calcext:value-type="float">
            <text:p>18,302</text:p>
          </table:table-cell>
          <table:table-cell table:style-name="ce41" office:value-type="float" office:value="1381" calcext:value-type="float">
            <text:p>1,381</text:p>
          </table:table-cell>
          <table:table-cell table:style-name="ce41" office:value-type="float" office:value="3868" calcext:value-type="float">
            <text:p>3,868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68" calcext:value-type="float">
            <text:p>4,468</text:p>
          </table:table-cell>
          <table:table-cell table:style-name="ce41" office:value-type="float" office:value="8242" calcext:value-type="float">
            <text:p>8,242</text:p>
          </table:table-cell>
          <table:table-cell table:style-name="ce41" office:value-type="float" office:value="5" calcext:value-type="float">
            <text:p>5</text:p>
          </table:table-cell>
          <table:table-cell table:style-name="ce58" office:value-type="float" office:value="19" calcext:value-type="float">
            <text:p>19</text:p>
          </table:table-cell>
          <table:table-cell table:style-name="ce71" table:formula="of:=[.C16]-[.N16]" office:value-type="float" office:value="2346" calcext:value-type="float">
            <text:p>2,346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532" calcext:value-type="float">
            <text:p>9,532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2913" calcext:value-type="float">
            <text:p>2,913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86" calcext:value-type="float">
            <text:p>2,286</text:p>
          </table:table-cell>
          <table:table-cell table:style-name="ce42" office:value-type="float" office:value="3738" calcext:value-type="float">
            <text:p>3,738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17" calcext:value-type="float">
            <text:p>8,417</text:p>
          </table:table-cell>
          <table:table-cell table:style-name="ce42" office:value-type="float" office:value="647" calcext:value-type="float">
            <text:p>647</text:p>
          </table:table-cell>
          <table:table-cell table:style-name="ce42" office:value-type="float" office:value="1705" calcext:value-type="float">
            <text:p>1,70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56" calcext:value-type="float">
            <text:p>2,156</text:p>
          </table:table-cell>
          <table:table-cell table:style-name="ce42" office:value-type="float" office:value="3738" calcext:value-type="float">
            <text:p>3,73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7" calcext:value-type="float">
            <text:p>17</text:p>
          </table:table-cell>
          <table:table-cell table:style-name="ce72" table:formula="of:=[.C17]-[.N17]" office:value-type="float" office:value="1115" calcext:value-type="float">
            <text:p>1,115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116" calcext:value-type="float">
            <text:p>11,116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3330" calcext:value-type="float">
            <text:p>3,330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34" calcext:value-type="float">
            <text:p>2,534</text:p>
          </table:table-cell>
          <table:table-cell table:style-name="ce43" office:value-type="float" office:value="4504" calcext:value-type="float">
            <text:p>4,504</text:p>
          </table:table-cell>
          <table:table-cell table:style-name="ce43" office:value-type="float" office:value="242" calcext:value-type="float">
            <text:p>2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85" calcext:value-type="float">
            <text:p>9,885</text:p>
          </table:table-cell>
          <table:table-cell table:style-name="ce43" office:value-type="float" office:value="734" calcext:value-type="float">
            <text:p>734</text:p>
          </table:table-cell>
          <table:table-cell table:style-name="ce43" office:value-type="float" office:value="2163" calcext:value-type="float">
            <text:p>2,163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12" calcext:value-type="float">
            <text:p>2,312</text:p>
          </table:table-cell>
          <table:table-cell table:style-name="ce43" office:value-type="float" office:value="4504" calcext:value-type="float">
            <text:p>4,504</text:p>
          </table:table-cell>
          <table:table-cell table:style-name="ce43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18]-[.N18]" office:value-type="float" office:value="1231" calcext:value-type="float">
            <text:p>1,231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90" calcext:value-type="float">
            <text:p>1,89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1" calcext:value-type="float">
            <text:p>2,081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3" calcext:value-type="float">
            <text:p>633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19]-[.N19]" office:value-type="float" office:value="-191" calcext:value-type="float">
            <text:p><text:s text:c="7"/>－191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59" calcext:value-type="float">
            <text:p>85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1" calcext:value-type="float">
            <text:p>93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0]-[.N20]" office:value-type="float" office:value="-72" calcext:value-type="float">
            <text:p><text:s text:c="7"/>－72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31" calcext:value-type="float">
            <text:p>1,03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656" calcext:value-type="float">
            <text:p>65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0" calcext:value-type="float">
            <text:p>1,150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656" calcext:value-type="float">
            <text:p>65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1]-[.N21]" office:value-type="float" office:value="-119" calcext:value-type="float">
            <text:p><text:s text:c="7"/>－119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491" calcext:value-type="float">
            <text:p>9,491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895" calcext:value-type="float">
            <text:p>895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24" calcext:value-type="float">
            <text:p>3,724</text:p>
          </table:table-cell>
          <table:table-cell table:style-name="ce41" office:value-type="float" office:value="4337" calcext:value-type="float">
            <text:p>4,337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8108" calcext:value-type="float">
            <text:p>8,108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597" calcext:value-type="float">
            <text:p>597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31" calcext:value-type="float">
            <text:p>2,531</text:p>
          </table:table-cell>
          <table:table-cell table:style-name="ce41" office:value-type="float" office:value="4337" calcext:value-type="float">
            <text:p>4,337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71" table:formula="of:=[.C22]-[.N22]" office:value-type="float" office:value="1383" calcext:value-type="float">
            <text:p>1,383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377" calcext:value-type="float">
            <text:p>4,377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16" calcext:value-type="float">
            <text:p>416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4" calcext:value-type="float">
            <text:p>1,794</text:p>
          </table:table-cell>
          <table:table-cell table:style-name="ce42" office:value-type="float" office:value="1974" calcext:value-type="float">
            <text:p>1,97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823" calcext:value-type="float">
            <text:p>3,823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88" calcext:value-type="float">
            <text:p>1,288</text:p>
          </table:table-cell>
          <table:table-cell table:style-name="ce42" office:value-type="float" office:value="1974" calcext:value-type="float">
            <text:p>1,974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72" table:formula="of:=[.C23]-[.N23]" office:value-type="float" office:value="554" calcext:value-type="float">
            <text:p>55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114" calcext:value-type="float">
            <text:p>5,114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30" calcext:value-type="float">
            <text:p>1,930</text:p>
          </table:table-cell>
          <table:table-cell table:style-name="ce43" office:value-type="float" office:value="2363" calcext:value-type="float">
            <text:p>2,363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285" calcext:value-type="float">
            <text:p>4,285</text:p>
          </table:table-cell>
          <table:table-cell table:style-name="ce43" office:value-type="float" office:value="239" calcext:value-type="float">
            <text:p>239</text:p>
          </table:table-cell>
          <table:table-cell table:style-name="ce43" office:value-type="float" office:value="336" calcext:value-type="float">
            <text:p>336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43" calcext:value-type="float">
            <text:p>1,243</text:p>
          </table:table-cell>
          <table:table-cell table:style-name="ce43" office:value-type="float" office:value="2363" calcext:value-type="float">
            <text:p>2,36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24]-[.N24]" office:value-type="float" office:value="829" calcext:value-type="float">
            <text:p>829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464" calcext:value-type="float">
            <text:p>2,46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6" calcext:value-type="float">
            <text:p>1,396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96" calcext:value-type="float">
            <text:p>1,99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25]-[.N25]" office:value-type="float" office:value="468" calcext:value-type="float">
            <text:p>468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70" calcext:value-type="float">
            <text:p>1,17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6" calcext:value-type="float">
            <text:p>676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8" calcext:value-type="float">
            <text:p>948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6]-[.N26]" office:value-type="float" office:value="222" calcext:value-type="float">
            <text:p>222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94" calcext:value-type="float">
            <text:p>1,29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0" calcext:value-type="float">
            <text:p>720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48" calcext:value-type="float">
            <text:p>1,04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0" calcext:value-type="float">
            <text:p>530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7]-[.N27]" office:value-type="float" office:value="246" calcext:value-type="float">
            <text:p>246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675" calcext:value-type="float">
            <text:p>67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60" calcext:value-type="float">
            <text:p>1,76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676" calcext:value-type="float">
            <text:p>676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28]-[.N28]" office:value-type="float" office:value="-53" calcext:value-type="float">
            <text:p><text:s text:c="7"/>－53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99" calcext:value-type="float">
            <text:p>79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299" calcext:value-type="float">
            <text:p>29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9]-[.N29]" office:value-type="float" office:value="10" calcext:value-type="float">
            <text:p>10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08" calcext:value-type="float">
            <text:p>90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0" calcext:value-type="float">
            <text:p>430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1" calcext:value-type="float">
            <text:p>97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376" calcext:value-type="float">
            <text:p>37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0]-[.N30]" office:value-type="float" office:value="-63" calcext:value-type="float">
            <text:p><text:s text:c="7"/>－63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655" calcext:value-type="float">
            <text:p>5,655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62" calcext:value-type="float">
            <text:p>2,962</text:p>
          </table:table-cell>
          <table:table-cell table:style-name="ce41" office:value-type="float" office:value="2341" calcext:value-type="float">
            <text:p>2,341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704" calcext:value-type="float">
            <text:p>5,704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09" calcext:value-type="float">
            <text:p>2,909</text:p>
          </table:table-cell>
          <table:table-cell table:style-name="ce41" office:value-type="float" office:value="2341" calcext:value-type="float">
            <text:p>2,341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1]-[.N31]" office:value-type="float" office:value="-49" calcext:value-type="float">
            <text:p><text:s text:c="7"/>－49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536" calcext:value-type="float">
            <text:p>2,53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1" calcext:value-type="float">
            <text:p>1,341</text:p>
          </table:table-cell>
          <table:table-cell table:style-name="ce42" office:value-type="float" office:value="1059" calcext:value-type="float">
            <text:p>1,05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586" calcext:value-type="float">
            <text:p>2,586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3" calcext:value-type="float">
            <text:p>1,303</text:p>
          </table:table-cell>
          <table:table-cell table:style-name="ce42" office:value-type="float" office:value="1059" calcext:value-type="float">
            <text:p>1,059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2]-[.N32]" office:value-type="float" office:value="-50" calcext:value-type="float">
            <text:p><text:s text:c="7"/>－50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19" calcext:value-type="float">
            <text:p>3,11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1" calcext:value-type="float">
            <text:p>1,621</text:p>
          </table:table-cell>
          <table:table-cell table:style-name="ce43" office:value-type="float" office:value="1282" calcext:value-type="float">
            <text:p>1,282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18" calcext:value-type="float">
            <text:p>3,118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6" calcext:value-type="float">
            <text:p>1,606</text:p>
          </table:table-cell>
          <table:table-cell table:style-name="ce43" office:value-type="float" office:value="1282" calcext:value-type="float">
            <text:p>1,28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3]-[.N33]" office:value-type="float" office:value="1" calcext:value-type="float">
            <text:p>1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340" calcext:value-type="float">
            <text:p>3,34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1901" calcext:value-type="float">
            <text:p>1,901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92" calcext:value-type="float">
            <text:p>3,892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3" calcext:value-type="float">
            <text:p>1,673</text:p>
          </table:table-cell>
          <table:table-cell table:style-name="ce41" office:value-type="float" office:value="1901" calcext:value-type="float">
            <text:p>1,901</text:p>
          </table:table-cell>
          <table:table-cell table:style-name="ce41" office:value-type="float" office:value="8" calcext:value-type="float">
            <text:p>8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4]-[.N34]" office:value-type="float" office:value="-552" calcext:value-type="float">
            <text:p><text:s text:c="7"/>－552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52" calcext:value-type="float">
            <text:p>1,452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9" calcext:value-type="float">
            <text:p>499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57" calcext:value-type="float">
            <text:p>1,75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828" calcext:value-type="float">
            <text:p>828</text:p>
          </table:table-cell>
          <table:table-cell table:style-name="ce42" office:value-type="float" office:value="7" calcext:value-type="float">
            <text:p>7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5]-[.N35]" office:value-type="float" office:value="-305" calcext:value-type="float">
            <text:p><text:s text:c="7"/>－305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88" calcext:value-type="float">
            <text:p>1,88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9" calcext:value-type="float">
            <text:p>619</text:p>
          </table:table-cell>
          <table:table-cell table:style-name="ce43" office:value-type="float" office:value="1073" calcext:value-type="float">
            <text:p>1,073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35" calcext:value-type="float">
            <text:p>2,13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1073" calcext:value-type="float">
            <text:p>1,073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6]-[.N36]" office:value-type="float" office:value="-247" calcext:value-type="float">
            <text:p><text:s text:c="7"/>－24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98" calcext:value-type="float">
            <text:p>1,49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568" calcext:value-type="float">
            <text:p>56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8" calcext:value-type="float">
            <text:p>1,798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568" calcext:value-type="float">
            <text:p>568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4" calcext:value-type="float">
            <text:p>4</text:p>
          </table:table-cell>
          <table:table-cell table:style-name="ce71" table:formula="of:=[.C37]-[.N37]" office:value-type="float" office:value="-300" calcext:value-type="float">
            <text:p><text:s text:c="7"/>－300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8" calcext:value-type="float">
            <text:p>83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4" calcext:value-type="float">
            <text:p>504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38]-[.N38]" office:value-type="float" office:value="-157" calcext:value-type="float">
            <text:p><text:s text:c="7"/>－157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17" calcext:value-type="float">
            <text:p>8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0" calcext:value-type="float">
            <text:p>430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0" calcext:value-type="float">
            <text:p>96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7" calcext:value-type="float">
            <text:p>557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39]-[.N39]" office:value-type="float" office:value="-143" calcext:value-type="float">
            <text:p><text:s text:c="7"/>－143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60" calcext:value-type="float">
            <text:p>2,06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5" calcext:value-type="float">
            <text:p>985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00" calcext:value-type="float">
            <text:p>2,40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45" calcext:value-type="float">
            <text:p>1,345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3" calcext:value-type="float">
            <text:p>3</text:p>
          </table:table-cell>
          <table:table-cell table:style-name="ce71" table:formula="of:=[.C40]-[.N40]" office:value-type="float" office:value="-340" calcext:value-type="float">
            <text:p><text:s text:c="7"/>－340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09" calcext:value-type="float">
            <text:p>90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2" calcext:value-type="float">
            <text:p>462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2" calcext:value-type="float">
            <text:p>1,05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41]-[.N41]" office:value-type="float" office:value="-143" calcext:value-type="float">
            <text:p><text:s text:c="7"/>－143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51" calcext:value-type="float">
            <text:p>1,15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456" calcext:value-type="float">
            <text:p>456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48" calcext:value-type="float">
            <text:p>1,34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9" calcext:value-type="float">
            <text:p>759</text:p>
          </table:table-cell>
          <table:table-cell table:style-name="ce43" office:value-type="float" office:value="456" calcext:value-type="float">
            <text:p>45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42]-[.N42]" office:value-type="float" office:value="-197" calcext:value-type="float">
            <text:p><text:s text:c="7"/>－19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72" calcext:value-type="float">
            <text:p>1,872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0" calcext:value-type="float">
            <text:p>1,180</text:p>
          </table:table-cell>
          <table:table-cell table:style-name="ce41" office:value-type="float" office:value="485" calcext:value-type="float">
            <text:p>485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72" calcext:value-type="float">
            <text:p>1,97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485" calcext:value-type="float">
            <text:p>48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3]-[.N43]" office:value-type="float" office:value="-100" calcext:value-type="float">
            <text:p><text:s text:c="7"/>－100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21" calcext:value-type="float">
            <text:p>82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0" calcext:value-type="float">
            <text:p>530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5" calcext:value-type="float">
            <text:p>575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4]-[.N44]" office:value-type="float" office:value="-72" calcext:value-type="float">
            <text:p><text:s text:c="7"/>－72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51" calcext:value-type="float">
            <text:p>1,05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50" calcext:value-type="float">
            <text:p>650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9" calcext:value-type="float">
            <text:p>1,07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7" calcext:value-type="float">
            <text:p>697</text:p>
          </table:table-cell>
          <table:table-cell table:style-name="ce43" office:value-type="float" office:value="269" calcext:value-type="float">
            <text:p>26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45]-[.N45]" office:value-type="float" office:value="-28" calcext:value-type="float">
            <text:p><text:s text:c="7"/>－28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524" calcext:value-type="float">
            <text:p>3,524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42" calcext:value-type="float">
            <text:p>1,742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26" calcext:value-type="float">
            <text:p>3,726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18" calcext:value-type="float">
            <text:p>1,918</text:p>
          </table:table-cell>
          <table:table-cell table:style-name="ce41" office:value-type="float" office:value="1378" calcext:value-type="float">
            <text:p>1,378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46]-[.N46]" office:value-type="float" office:value="-202" calcext:value-type="float">
            <text:p><text:s text:c="7"/>－202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49" calcext:value-type="float">
            <text:p>1,54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4" calcext:value-type="float">
            <text:p>1,684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2" calcext:value-type="float">
            <text:p>862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47]-[.N47]" office:value-type="float" office:value="-135" calcext:value-type="float">
            <text:p><text:s text:c="7"/>－135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975" calcext:value-type="float">
            <text:p>1,97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4" calcext:value-type="float">
            <text:p>974</text:p>
          </table:table-cell>
          <table:table-cell table:style-name="ce43" office:value-type="float" office:value="754" calcext:value-type="float">
            <text:p>754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42" calcext:value-type="float">
            <text:p>2,042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6" calcext:value-type="float">
            <text:p>1,056</text:p>
          </table:table-cell>
          <table:table-cell table:style-name="ce43" office:value-type="float" office:value="754" calcext:value-type="float">
            <text:p>754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48]-[.N48]" office:value-type="float" office:value="-67" calcext:value-type="float">
            <text:p><text:s text:c="7"/>－67</text:p>
          </table:table-cell>
          <table:table-cell table:style-name="ce76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189" calcext:value-type="float">
            <text:p>5,18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2082" calcext:value-type="float">
            <text:p>2,0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14" calcext:value-type="float">
            <text:p>5,414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955" calcext:value-type="float">
            <text:p>1,9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38" calcext:value-type="float">
            <text:p>1,438</text:p>
          </table:table-cell>
          <table:table-cell table:style-name="ce41" office:value-type="float" office:value="1718" calcext:value-type="float">
            <text:p>1,718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9]-[.N49]" office:value-type="float" office:value="-225" calcext:value-type="float">
            <text:p><text:s text:c="7"/>－22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00" calcext:value-type="float">
            <text:p>2,40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998" calcext:value-type="float">
            <text:p>9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0" calcext:value-type="float">
            <text:p>530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18" calcext:value-type="float">
            <text:p>2,518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887" calcext:value-type="float">
            <text:p>88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50]-[.N50]" office:value-type="float" office:value="-118" calcext:value-type="float">
            <text:p><text:s text:c="7"/>－11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89" calcext:value-type="float">
            <text:p>2,78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084" calcext:value-type="float">
            <text:p>1,0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1" calcext:value-type="float">
            <text:p>581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96" calcext:value-type="float">
            <text:p>2,896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068" calcext:value-type="float">
            <text:p>1,0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8" calcext:value-type="float">
            <text:p>738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1]-[.N51]" office:value-type="float" office:value="-107" calcext:value-type="float">
            <text:p><text:s text:c="7"/>－107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992" calcext:value-type="float">
            <text:p>2,992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1683" calcext:value-type="float">
            <text:p>1,68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69" calcext:value-type="float">
            <text:p>3,469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488" calcext:value-type="float">
            <text:p>4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7" calcext:value-type="float">
            <text:p>1,067</text:p>
          </table:table-cell>
          <table:table-cell table:style-name="ce41" office:value-type="float" office:value="1684" calcext:value-type="float">
            <text:p>1,684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71" table:formula="of:=[.C52]-[.N52]" office:value-type="float" office:value="-477" calcext:value-type="float">
            <text:p><text:s text:c="7"/>－477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40" calcext:value-type="float">
            <text:p>1,34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84" calcext:value-type="float">
            <text:p>384</text:p>
          </table:table-cell>
          <table:table-cell table:style-name="ce42" office:value-type="float" office:value="757" calcext:value-type="float">
            <text:p>75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6" calcext:value-type="float">
            <text:p>1,58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5" calcext:value-type="float">
            <text:p>505</text:p>
          </table:table-cell>
          <table:table-cell table:style-name="ce42" office:value-type="float" office:value="757" calcext:value-type="float">
            <text:p>75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4" calcext:value-type="float">
            <text:p>4</text:p>
          </table:table-cell>
          <table:table-cell table:style-name="ce72" table:formula="of:=[.C53]-[.N53]" office:value-type="float" office:value="-246" calcext:value-type="float">
            <text:p><text:s text:c="7"/>－24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52" calcext:value-type="float">
            <text:p>1,65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6" calcext:value-type="float">
            <text:p>456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83" calcext:value-type="float">
            <text:p>1,883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2" calcext:value-type="float">
            <text:p>562</text:p>
          </table:table-cell>
          <table:table-cell table:style-name="ce43" office:value-type="float" office:value="927" calcext:value-type="float">
            <text:p>927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54]-[.N54]" office:value-type="float" office:value="-231" calcext:value-type="float">
            <text:p><text:s text:c="7"/>－231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310" calcext:value-type="float">
            <text:p>31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4" calcext:value-type="float">
            <text:p>1,01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55]-[.N55]" office:value-type="float" office:value="-152" calcext:value-type="float">
            <text:p><text:s text:c="7"/>－15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5" calcext:value-type="float">
            <text:p>49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6]-[.N56]" office:value-type="float" office:value="-96" calcext:value-type="float">
            <text:p><text:s text:c="7"/>－9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63" calcext:value-type="float">
            <text:p>46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9" calcext:value-type="float">
            <text:p>51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2" calcext:value-type="float">
            <text:p>282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57]-[.N57]" office:value-type="float" office:value="-56" calcext:value-type="float">
            <text:p><text:s text:c="7"/>－5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44" calcext:value-type="float">
            <text:p>1,74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4" calcext:value-type="float">
            <text:p>584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63" calcext:value-type="float">
            <text:p>1,86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9" calcext:value-type="float">
            <text:p>659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58]-[.N58]" office:value-type="float" office:value="-119" calcext:value-type="float">
            <text:p><text:s text:c="7"/>－119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7" calcext:value-type="float">
            <text:p>277</text:p>
          </table:table-cell>
          <table:table-cell table:style-name="ce42" office:value-type="float" office:value="453" calcext:value-type="float">
            <text:p>4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453" calcext:value-type="float">
            <text:p>45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59]-[.N59]" office:value-type="float" office:value="-55" calcext:value-type="float">
            <text:p><text:s text:c="7"/>－5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47" calcext:value-type="float">
            <text:p>94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546" calcext:value-type="float">
            <text:p>54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1" calcext:value-type="float">
            <text:p>1,01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546" calcext:value-type="float">
            <text:p>54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0]-[.N60]" office:value-type="float" office:value="-64" calcext:value-type="float">
            <text:p><text:s text:c="7"/>－6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6" calcext:value-type="float">
            <text:p>386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52" calcext:value-type="float">
            <text:p>52</text:p>
          </table:table-cell>
          <table:table-cell table:style-name="ce76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18" calcext:value-type="float">
            <text:p>1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34" calcext:value-type="float">
            <text:p>34</text:p>
          </table:table-cell>
          <table:table-cell table:style-name="ce76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266" calcext:value-type="float">
            <text:p>2,26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0" calcext:value-type="float">
            <text:p>610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29" calcext:value-type="float">
            <text:p>2,329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7" calcext:value-type="float">
            <text:p>687</text:p>
          </table:table-cell>
          <table:table-cell table:style-name="ce41" office:value-type="float" office:value="1250" calcext:value-type="float">
            <text:p>1,250</text:p>
          </table:table-cell>
          <table:table-cell table:style-name="ce41" office:value-type="float" office:value="3" calcext:value-type="float">
            <text:p>3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4]-[.N64]" office:value-type="float" office:value="-63" calcext:value-type="float">
            <text:p><text:s text:c="7"/>－63</text:p>
          </table:table-cell>
          <table:table-cell table:style-name="ce76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40" calcext:value-type="float">
            <text:p>1,04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577" calcext:value-type="float">
            <text:p>57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43" calcext:value-type="float">
            <text:p>1,04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577" calcext:value-type="float">
            <text:p>577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3" calcext:value-type="float">
            <text:p><text:s text:c="7"/>－3</text:p>
          </table:table-cell>
          <table:table-cell table:style-name="ce76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226" calcext:value-type="float">
            <text:p>1,22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673" calcext:value-type="float">
            <text:p>67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86" calcext:value-type="float">
            <text:p>1,28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1" calcext:value-type="float">
            <text:p>391</text:p>
          </table:table-cell>
          <table:table-cell table:style-name="ce43" office:value-type="float" office:value="673" calcext:value-type="float">
            <text:p>673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6]-[.N66]" office:value-type="float" office:value="-60" calcext:value-type="float">
            <text:p><text:s text:c="7"/>－60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93" calcext:value-type="float">
            <text:p>2,39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1032" calcext:value-type="float">
            <text:p>1,03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40" calcext:value-type="float">
            <text:p>2,240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6" calcext:value-type="float">
            <text:p>976</text:p>
          </table:table-cell>
          <table:table-cell table:style-name="ce41" office:value-type="float" office:value="1032" calcext:value-type="float">
            <text:p>1,03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5" calcext:value-type="float">
            <text:p>5</text:p>
          </table:table-cell>
          <table:table-cell table:style-name="ce71" table:formula="of:=[.C67]-[.N67]" office:value-type="float" office:value="153" calcext:value-type="float">
            <text:p>15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44" calcext:value-type="float">
            <text:p>1,14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5" calcext:value-type="float">
            <text:p>1,03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54" calcext:value-type="float">
            <text:p>454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5" calcext:value-type="float">
            <text:p>5</text:p>
          </table:table-cell>
          <table:table-cell table:style-name="ce72" table:formula="of:=[.C68]-[.N68]" office:value-type="float" office:value="109" calcext:value-type="float">
            <text:p>109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49" calcext:value-type="float">
            <text:p>1,24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4" calcext:value-type="float">
            <text:p>544</text:p>
          </table:table-cell>
          <table:table-cell table:style-name="ce43" office:value-type="float" office:value="558" calcext:value-type="float">
            <text:p>55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5" calcext:value-type="float">
            <text:p>1,20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2" calcext:value-type="float">
            <text:p>522</text:p>
          </table:table-cell>
          <table:table-cell table:style-name="ce43" office:value-type="float" office:value="558" calcext:value-type="float">
            <text:p>55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9]-[.N69]" office:value-type="float" office:value="44" calcext:value-type="float">
            <text:p>4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975" calcext:value-type="float">
            <text:p>6,975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11" calcext:value-type="float">
            <text:p>3,211</text:p>
          </table:table-cell>
          <table:table-cell table:style-name="ce41" office:value-type="float" office:value="3184" calcext:value-type="float">
            <text:p>3,18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80" calcext:value-type="float">
            <text:p>6,880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26" calcext:value-type="float">
            <text:p>2,926</text:p>
          </table:table-cell>
          <table:table-cell table:style-name="ce41" office:value-type="float" office:value="3184" calcext:value-type="float">
            <text:p>3,184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0]-[.N70]" office:value-type="float" office:value="95" calcext:value-type="float">
            <text:p>9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115" calcext:value-type="float">
            <text:p>3,115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1" calcext:value-type="float">
            <text:p>1,421</text:p>
          </table:table-cell>
          <table:table-cell table:style-name="ce42" office:value-type="float" office:value="1443" calcext:value-type="float">
            <text:p>1,44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99" calcext:value-type="float">
            <text:p>3,099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7" calcext:value-type="float">
            <text:p>1,337</text:p>
          </table:table-cell>
          <table:table-cell table:style-name="ce42" office:value-type="float" office:value="1443" calcext:value-type="float">
            <text:p>1,44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1]-[.N71]" office:value-type="float" office:value="16" calcext:value-type="float">
            <text:p>1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860" calcext:value-type="float">
            <text:p>3,860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0" calcext:value-type="float">
            <text:p>1,790</text:p>
          </table:table-cell>
          <table:table-cell table:style-name="ce43" office:value-type="float" office:value="1741" calcext:value-type="float">
            <text:p>1,74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81" calcext:value-type="float">
            <text:p>3,781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9" calcext:value-type="float">
            <text:p>1,589</text:p>
          </table:table-cell>
          <table:table-cell table:style-name="ce43" office:value-type="float" office:value="1741" calcext:value-type="float">
            <text:p>1,741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2]-[.N72]" office:value-type="float" office:value="79" calcext:value-type="float">
            <text:p>79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46" calcext:value-type="float">
            <text:p>1,34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479" calcext:value-type="float">
            <text:p>47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38" calcext:value-type="float">
            <text:p>1,438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479" calcext:value-type="float">
            <text:p>47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-92" calcext:value-type="float">
            <text:p><text:s text:c="7"/>－9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98" calcext:value-type="float">
            <text:p>59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6" calcext:value-type="float">
            <text:p>646</text:p>
          </table:table-cell>
          <table:table-cell table:number-columns-repeated="2" table:style-name="ce42" office:value-type="float" office:value="26" calcext:value-type="float">
            <text:p>26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-48" calcext:value-type="float">
            <text:p><text:s text:c="7"/>－4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48" calcext:value-type="float">
            <text:p>74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2" calcext:value-type="float">
            <text:p>79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2" calcext:value-type="float">
            <text:p>442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-44" calcext:value-type="float">
            <text:p><text:s text:c="7"/>－4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73" calcext:value-type="float">
            <text:p>3,873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19" calcext:value-type="float">
            <text:p>1,619</text:p>
          </table:table-cell>
          <table:table-cell table:style-name="ce41" office:value-type="float" office:value="1839" calcext:value-type="float">
            <text:p>1,83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93" calcext:value-type="float">
            <text:p>3,793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08" calcext:value-type="float">
            <text:p>1,508</text:p>
          </table:table-cell>
          <table:table-cell table:style-name="ce41" office:value-type="float" office:value="1839" calcext:value-type="float">
            <text:p>1,839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6]-[.N76]" office:value-type="float" office:value="80" calcext:value-type="float">
            <text:p>8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52" calcext:value-type="float">
            <text:p>1,75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8" calcext:value-type="float">
            <text:p>718</text:p>
          </table:table-cell>
          <table:table-cell table:style-name="ce42" office:value-type="float" office:value="843" calcext:value-type="float">
            <text:p>84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0" calcext:value-type="float">
            <text:p>1,690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7" calcext:value-type="float">
            <text:p>667</text:p>
          </table:table-cell>
          <table:table-cell table:style-name="ce42" office:value-type="float" office:value="843" calcext:value-type="float">
            <text:p>84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7]-[.N77]" office:value-type="float" office:value="62" calcext:value-type="float">
            <text:p>62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21" calcext:value-type="float">
            <text:p>2,12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1" calcext:value-type="float">
            <text:p>901</text:p>
          </table:table-cell>
          <table:table-cell table:style-name="ce43" office:value-type="float" office:value="996" calcext:value-type="float">
            <text:p>99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03" calcext:value-type="float">
            <text:p>2,103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1" calcext:value-type="float">
            <text:p>841</text:p>
          </table:table-cell>
          <table:table-cell table:style-name="ce43" office:value-type="float" office:value="996" calcext:value-type="float">
            <text:p>99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8]-[.N78]" office:value-type="float" office:value="18" calcext:value-type="float">
            <text:p>18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5866" calcext:value-type="float">
            <text:p>15,866</text:p>
          </table:table-cell>
          <table:table-cell table:style-name="ce38" office:value-type="float" office:value="1092" calcext:value-type="float">
            <text:p>1,09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34" calcext:value-type="float">
            <text:p>234</text:p>
          </table:table-cell>
          <table:table-cell table:style-name="ce38" office:value-type="float" office:value="6551" calcext:value-type="float">
            <text:p>6,551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677" calcext:value-type="float">
            <text:p>7,677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9476" calcext:value-type="float">
            <text:p>19,476</text:p>
          </table:table-cell>
          <table:table-cell table:style-name="ce38" office:value-type="float" office:value="2501" calcext:value-type="float">
            <text:p>2,5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9011" calcext:value-type="float">
            <text:p>9,011</text:p>
          </table:table-cell>
          <table:table-cell table:style-name="ce38" office:value-type="float" office:value="41" calcext:value-type="float">
            <text:p>4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677" calcext:value-type="float">
            <text:p>7,677</text:p>
          </table:table-cell>
          <table:table-cell table:style-name="ce38" office:value-type="float" office:value="14" calcext:value-type="float">
            <text:p>14</text:p>
          </table:table-cell>
          <table:table-cell table:style-name="ce55" office:value-type="float" office:value="3" calcext:value-type="float">
            <text:p>3</text:p>
          </table:table-cell>
          <table:table-cell table:style-name="ce68" table:formula="of:=[.C79]-[.N79]" office:value-type="float" office:value="-3610" calcext:value-type="float">
            <text:p><text:s text:c="7"/>－3,610</text:p>
          </table:table-cell>
          <table:table-cell table:style-name="ce76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7017" calcext:value-type="float">
            <text:p>7,017</text:p>
          </table:table-cell>
          <table:table-cell table:style-name="ce39" office:value-type="float" office:value="486" calcext:value-type="float">
            <text:p>4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2862" calcext:value-type="float">
            <text:p>2,862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53" calcext:value-type="float">
            <text:p>3,453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988" calcext:value-type="float">
            <text:p>8,988</text:p>
          </table:table-cell>
          <table:table-cell table:style-name="ce39" office:value-type="float" office:value="1161" calcext:value-type="float">
            <text:p>1,16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4224" calcext:value-type="float">
            <text:p>4,224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53" calcext:value-type="float">
            <text:p>3,453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69" table:formula="of:=[.C80]-[.N80]" office:value-type="float" office:value="-1971" calcext:value-type="float">
            <text:p><text:s text:c="7"/>－1,971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8849" calcext:value-type="float">
            <text:p>8,849</text:p>
          </table:table-cell>
          <table:table-cell table:style-name="ce40" office:value-type="float" office:value="606" calcext:value-type="float">
            <text:p>6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3689" calcext:value-type="float">
            <text:p>3,689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24" calcext:value-type="float">
            <text:p>4,224</text:p>
          </table:table-cell>
          <table:table-cell table:style-name="ce40" office:value-type="float" office:value="179" calcext:value-type="float">
            <text:p>17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488" calcext:value-type="float">
            <text:p>10,488</text:p>
          </table:table-cell>
          <table:table-cell table:style-name="ce40" office:value-type="float" office:value="1340" calcext:value-type="float">
            <text:p>1,34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4787" calcext:value-type="float">
            <text:p>4,787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24" calcext:value-type="float">
            <text:p>4,224</text:p>
          </table:table-cell>
          <table:table-cell table:style-name="ce40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[.C81]-[.N81]" office:value-type="float" office:value="-1639" calcext:value-type="float">
            <text:p><text:s text:c="7"/>－1,639</text:p>
          </table:table-cell>
          <table:table-cell table:style-name="ce76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8932" calcext:value-type="float">
            <text:p>8,932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31" calcext:value-type="float">
            <text:p>3,731</text:p>
          </table:table-cell>
          <table:table-cell table:style-name="ce38" office:value-type="float" office:value="31" calcext:value-type="float">
            <text:p>3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35" calcext:value-type="float">
            <text:p>4,63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174" calcext:value-type="float">
            <text:p>9,174</text:p>
          </table:table-cell>
          <table:table-cell table:style-name="ce38" office:value-type="float" office:value="458" calcext:value-type="float">
            <text:p>458</text:p>
          </table:table-cell>
          <table:table-cell table:style-name="ce38" office:value-type="float" office:value="234" calcext:value-type="float">
            <text:p>23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04" calcext:value-type="float">
            <text:p>3,804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635" calcext:value-type="float">
            <text:p>4,635</text:p>
          </table:table-cell>
          <table:table-cell table:style-name="ce38" office:value-type="float" office:value="2" calcext:value-type="float">
            <text:p>2</text:p>
          </table:table-cell>
          <table:table-cell table:style-name="ce55" office:value-type="float" office:value="8" calcext:value-type="float">
            <text:p>8</text:p>
          </table:table-cell>
          <table:table-cell table:style-name="ce68" table:formula="of:=[.C82]-[.N82]" office:value-type="float" office:value="-242" calcext:value-type="float">
            <text:p><text:s text:c="7"/>－242</text:p>
          </table:table-cell>
          <table:table-cell table:style-name="ce76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052" calcext:value-type="float">
            <text:p>4,052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17" calcext:value-type="float">
            <text:p>1,717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94" calcext:value-type="float">
            <text:p>2,094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237" calcext:value-type="float">
            <text:p>4,237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14" calcext:value-type="float">
            <text:p>1,814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94" calcext:value-type="float">
            <text:p>2,094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7" calcext:value-type="float">
            <text:p>7</text:p>
          </table:table-cell>
          <table:table-cell table:style-name="ce69" table:formula="of:=[.C83]-[.N83]" office:value-type="float" office:value="-185" calcext:value-type="float">
            <text:p><text:s text:c="7"/>－185</text:p>
          </table:table-cell>
          <table:table-cell table:style-name="ce76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880" calcext:value-type="float">
            <text:p>4,880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14" calcext:value-type="float">
            <text:p>2,014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41" calcext:value-type="float">
            <text:p>2,541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937" calcext:value-type="float">
            <text:p>4,937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90" calcext:value-type="float">
            <text:p>1,990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41" calcext:value-type="float">
            <text:p>2,541</text:p>
          </table:table-cell>
          <table:table-cell table:style-name="ce40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[.C84]-[.N84]" office:value-type="float" office:value="-57" calcext:value-type="float">
            <text:p><text:s text:c="7"/>－57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577" calcext:value-type="float">
            <text:p>577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67" calcext:value-type="float">
            <text:p>36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20" calcext:value-type="float">
            <text:p>52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297" calcext:value-type="float">
            <text:p>29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5]-[.N85]" office:value-type="float" office:value="57" calcext:value-type="float">
            <text:p>57</text:p>
          </table:table-cell>
          <table:table-cell table:style-name="ce76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67" calcext:value-type="float">
            <text:p>16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7" calcext:value-type="float">
            <text:p>30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82" calcext:value-type="float">
            <text:p>18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-27" calcext:value-type="float">
            <text:p><text:s text:c="7"/>－27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00" calcext:value-type="float">
            <text:p>20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15" calcext:value-type="float">
            <text:p>1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9" calcext:value-type="float">
            <text:p>59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7]-[.N87]" office:value-type="float" office:value="84" calcext:value-type="float">
            <text:p>8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34" calcext:value-type="float">
            <text:p>53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37" calcext:value-type="float">
            <text:p>33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40" calcext:value-type="float">
            <text:p>24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87" calcext:value-type="float">
            <text:p>87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0" calcext:value-type="float">
            <text:p>1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45" calcext:value-type="float">
            <text:p>14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-5" calcext:value-type="float">
            <text:p><text:s text:c="7"/>－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87" calcext:value-type="float">
            <text:p>18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5" calcext:value-type="float">
            <text:p>9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92" calcext:value-type="float">
            <text:p>92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" calcext:value-type="float">
            <text:p>5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91]-[.N91]" office:value-type="float" office:value="-30" calcext:value-type="float">
            <text:p><text:s text:c="7"/>－3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-22" calcext:value-type="float">
            <text:p><text:s text:c="7"/>－22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3]-[.N93]" office:value-type="float" office:value="-8" calcext:value-type="float">
            <text:p><text:s text:c="7"/>－8</text:p>
          </table:table-cell>
          <table:table-cell table:style-name="ce76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7年10月7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range table:name="Excel_BuiltIn_Print_Area" table:base-cell-address="$遷徙.$A$1" table:cell-range-address="#REF!" table:range-usable-as="print-range"/>
        <table:named-range table:name="PRINT_AREA_MI" table:base-cell-address="$遷徙.$A$1" table:cell-range-address="#REF!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fill-character> </loext:fill-character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3-09-26T10:10:03</meta:creation-date>
    <dc:creator>user</dc:creator>
    <dc:date>2008-10-06T16:15:40</dc:date>
    <meta:print-date>2007-12-17T15:50:58</meta:print-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